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261e0b" officeooo:paragraph-rsid="00261e0b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bold" officeooo:paragraph-rsid="002049b0" style:font-weight-asian="bold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bold" officeooo:paragraph-rsid="0020642f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bold" officeooo:paragraph-rsid="002283c5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bold" officeooo:paragraph-rsid="0020b7c2" style:font-weight-asian="bold" style:font-weight-complex="bold"/>
    </style:style>
    <style:style style:name="P6" style:family="paragraph" style:parent-style-name="Standard">
      <style:text-properties officeooo:paragraph-rsid="002354c8"/>
    </style:style>
    <style:style style:name="P7" style:family="paragraph" style:parent-style-name="Standard" style:list-style-name="L4">
      <style:paragraph-properties fo:text-align="justify" style:justify-single-word="false"/>
      <style:text-properties officeooo:paragraph-rsid="002354c8"/>
    </style:style>
    <style:style style:name="P8" style:family="paragraph" style:parent-style-name="Standard" style:list-style-name="L4">
      <style:paragraph-properties fo:text-align="justify" style:justify-single-word="false"/>
      <style:text-properties officeooo:paragraph-rsid="002283c5"/>
    </style:style>
    <style:style style:name="P9" style:family="paragraph" style:parent-style-name="Standard">
      <style:paragraph-properties fo:text-align="justify" style:justify-single-word="false"/>
      <style:text-properties officeooo:paragraph-rsid="002049b0"/>
    </style:style>
    <style:style style:name="P10" style:family="paragraph" style:parent-style-name="Standard" style:list-style-name="L5">
      <style:paragraph-properties fo:text-align="justify" style:justify-single-word="false"/>
      <style:text-properties officeooo:paragraph-rsid="002283c5"/>
    </style:style>
    <style:style style:name="P11" style:family="paragraph" style:parent-style-name="Standard">
      <style:paragraph-properties fo:text-align="justify" style:justify-single-word="false"/>
      <style:text-properties officeooo:paragraph-rsid="0020642f"/>
    </style:style>
    <style:style style:name="P12" style:family="paragraph" style:parent-style-name="Standard" style:list-style-name="L6">
      <style:paragraph-properties fo:text-align="justify" style:justify-single-word="false"/>
      <style:text-properties officeooo:paragraph-rsid="002283c5"/>
    </style:style>
    <style:style style:name="P13" style:family="paragraph" style:parent-style-name="Standard">
      <style:paragraph-properties fo:text-align="justify" style:justify-single-word="false"/>
      <style:text-properties officeooo:paragraph-rsid="0020b7c2"/>
    </style:style>
    <style:style style:name="P14" style:family="paragraph" style:parent-style-name="Standard" style:list-style-name="L7">
      <style:paragraph-properties fo:text-align="justify" style:justify-single-word="false"/>
      <style:text-properties officeooo:paragraph-rsid="002354c8"/>
    </style:style>
    <style:style style:name="P15" style:family="paragraph" style:parent-style-name="Standard">
      <style:paragraph-properties fo:text-align="justify" style:justify-single-word="false"/>
      <style:text-properties officeooo:paragraph-rsid="002354c8"/>
    </style:style>
    <style:style style:name="P16" style:family="paragraph" style:parent-style-name="Standard" style:list-style-name="L8">
      <style:paragraph-properties fo:text-align="justify" style:justify-single-word="false"/>
      <style:text-properties officeooo:paragraph-rsid="00261e0b"/>
    </style:style>
    <style:style style:name="P17" style:family="paragraph" style:parent-style-name="Standard">
      <style:paragraph-properties fo:text-align="justify" style:justify-single-word="false"/>
      <style:text-properties officeooo:paragraph-rsid="0024914e"/>
    </style:style>
    <style:style style:name="P18" style:family="paragraph" style:parent-style-name="Standard" style:list-style-name="L1">
      <style:paragraph-properties fo:text-align="justify" style:justify-single-word="false" fo:break-before="page"/>
      <style:text-properties officeooo:paragraph-rsid="0020b7c2"/>
    </style:style>
    <style:style style:name="T1" style:family="text">
      <style:text-properties officeooo:rsid="0020b7c2"/>
    </style:style>
    <style:style style:name="T2" style:family="text">
      <style:text-properties officeooo:rsid="002283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54c8" style:font-weight-asian="bold" style:font-weight-complex="bold"/>
    </style:style>
    <style:style style:name="T5" style:family="text">
      <style:text-properties officeooo:rsid="002354c8"/>
    </style:style>
    <style:style style:name="T6" style:family="text">
      <style:text-properties officeooo:rsid="0024914e"/>
    </style:style>
    <style:style style:name="T7" style:family="text">
      <style:text-properties officeooo:rsid="00261e0b"/>
    </style:style>
    <style:style style:name="T8" style:family="text">
      <style:text-properties officeooo:rsid="00274bc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Samantha Muller</text:p>
      <text:p text:style-name="P1"/>
      <text:p text:style-name="P1">Exercício 02: <text:span text:style-name="T8">Estatística</text:span></text:p>
      <text:p text:style-name="P1"/>
      <text:list xml:id="list3880064608" text:style-name="L1">
        <text:list-item>
          <text:p text:style-name="P2">Tipos de Variáveis</text:p>
        </text:list-item>
      </text:list>
      <text:list text:style-name="L4">
        <text:list-item>
          <text:list>
            <text:list-item>
              <text:p text:style-name="P7"><text:span text:style-name="T3">Variáveis </text:span><text:span text:style-name="T4">q</text:span><text:span text:style-name="T3">ualitativas:</text:span> <text:span text:style-name="T6">s</text:span>ão características não numéricas de uma população ou amostra. Podem ser subdivididas em nominal e ordinal. Nominal quando não há uma ordem natural entre as categorias (ex: cor dos olhos), e ordinal quando existe uma ordem natural entre as categorias (ex: nível de satisfação em uma escala de 1 a 5).</text:p>
            </text:list-item>
            <text:list-item>
              <text:p text:style-name="P8"><text:span text:style-name="T3">Variáveis </text:span><text:span text:style-name="T4">q</text:span><text:span text:style-name="T3">uantitativas</text:span>: <text:span text:style-name="T5">r</text:span>epresentam medidas numéricas ou quantidades. Podem ser discretas ou contínuas. Discretas quando assumem valores separados e contáveis (ex: número de filhos), e contínuas quando assumem um intervalo <text:span text:style-name="T5">continuo </text:span>de valores (ex: altura, peso).</text:p>
            </text:list-item>
          </text:list>
        </text:list-item>
      </text:list>
      <text:p text:style-name="P9"/>
      <text:p text:style-name="P9"/>
      <text:p text:style-name="P9"/>
      <text:list xml:id="list190852260518194" text:continue-list="list3880064608" text:style-name="L1">
        <text:list-item>
          <text:p text:style-name="P3">População e <text:span text:style-name="T5">a</text:span>mostragem:</text:p>
        </text:list-item>
      </text:list>
      <text:list text:style-name="L5">
        <text:list-item>
          <text:list>
            <text:list-item>
              <text:p text:style-name="P10"><text:span text:style-name="T3">População</text:span>: <text:span text:style-name="T2">c</text:span>onjunto completo de elementos que possuem a característica que está sendo estudada.</text:p>
            </text:list-item>
            <text:list-item>
              <text:p text:style-name="P10"><text:span text:style-name="T3">Amostragem</text:span>: <text:span text:style-name="T2">p</text:span>rocesso de seleção de uma parte da população para representá-la. Tipos incluem amostragem aleatória simples, estratificada, por conglomerados, entre outros.</text:p>
            </text:list-item>
          </text:list>
        </text:list-item>
      </text:list>
      <text:p text:style-name="P11"/>
      <text:p text:style-name="P11"/>
      <text:p text:style-name="P11"/>
      <text:list xml:id="list190851951270300" text:continue-list="list190852260518194" text:style-name="L1">
        <text:list-item>
          <text:p text:style-name="P4"><text:span text:style-name="T1">M</text:span>edidas de <text:span text:style-name="T5">c</text:span>entralidade</text:p>
        </text:list-item>
      </text:list>
      <text:list text:style-name="L6">
        <text:list-item>
          <text:list>
            <text:list-item>
              <text:p text:style-name="P12"><text:span text:style-name="T3">Média</text:span>: <text:span text:style-name="T5">so</text:span>ma de todos os valores dividida pelo número total de observações.</text:p>
            </text:list-item>
            <text:list-item>
              <text:p text:style-name="P12"><text:span text:style-name="T3">Moda</text:span>: <text:span text:style-name="T5">v</text:span>alor que aparece com maior frequência em um conjunto de dados.</text:p>
            </text:list-item>
            <text:list-item>
              <text:p text:style-name="P12"><text:span text:style-name="T3">Mediana</text:span>: <text:span text:style-name="T5">v</text:span>alor central de um conjunto de dados ordenado, separando-o em duas partes iguais.</text:p>
            </text:list-item>
          </text:list>
        </text:list-item>
      </text:list>
      <text:p text:style-name="P13"/>
      <text:p text:style-name="P13"/>
      <text:p text:style-name="P13"/>
      <text:list xml:id="list190851838017552" text:continue-list="list190851951270300" text:style-name="L1">
        <text:list-item>
          <text:p text:style-name="P5">Medidas de Posição</text:p>
        </text:list-item>
      </text:list>
      <text:list text:style-name="L7">
        <text:list-item>
          <text:list>
            <text:list-item>
              <text:p text:style-name="P14"><text:span text:style-name="T3">Amplitude</text:span>: <text:span text:style-name="T5">d</text:span>iferença entre o maior e o menor valor de um conjunto de dados.</text:p>
            </text:list-item>
            <text:list-item>
              <text:p text:style-name="P14"><text:span text:style-name="T3">Quartis</text:span>: <text:span text:style-name="T5">d</text:span>ivisões que dividem um conjunto de dados ordenado em quatro partes iguais.</text:p>
            </text:list-item>
          </text:list>
        </text:list-item>
      </text:list>
      <text:p text:style-name="P15"/>
      <text:p text:style-name="P15"/>
      <text:p text:style-name="P15"/>
      <text:list xml:id="list190851431593871" text:continue-list="list190851838017552" text:style-name="L1">
        <text:list-item>
          <text:p text:style-name="P5">Medidas de Dispersão</text:p>
        </text:list-item>
      </text:list>
      <text:list text:style-name="L8">
        <text:list-item>
          <text:list>
            <text:list-item>
              <text:p text:style-name="P16"><text:span text:style-name="T7">V</text:span>ariância: <text:span text:style-name="T7">m</text:span>édia dos quadrados das diferenças entre cada observação e a média.</text:p>
            </text:list-item>
            <text:list-item>
              <text:p text:style-name="P16">Desvio Padrão: <text:span text:style-name="T7">r</text:span>aiz quadrada da variância, medindo a dispersão dos dados em torno da média.</text:p>
            </text:list-item>
          </text:list>
        </text:list-item>
      </text:list>
      <text:list text:continue-list="list190851431593871" text:style-name="L1">
        <text:list-item>
          <text:p text:style-name="P18"><text:span text:style-name="T3">Distribuição Normal</text:span></text:p>
        </text:list-item>
      </text:list>
      <text:p text:style-name="P17">Uma distribuição de probabilidade contínua, simétrica em torno da média, com a maioria dos valores agrupados no centro e caudas que se estendem infinitamente em ambas as direções.</text:p>
      <text:p text:style-name="P13"/>
      <text:p text:style-name="P13"/>
      <text:p text:style-name="P13"/>
      <text:list text:continue-numbering="true" text:style-name="L1">
        <text:list-item>
          <text:p text:style-name="P5">Distribuição Binomial</text:p>
        </text:list-item>
      </text:list>
      <text:p text:style-name="P17">Uma distribuição de probabilidade discreta que descreve o número de sucessos em uma sequência de tentativas independentes de um experimento com duas possíveis respostas (sucesso ou fracasso), com uma probabilidade fixa de sucesso em cada tentativa.</text:p>
      <text:p text:style-name="P13"/>
      <text:p text:style-name="P13"/>
      <text:p text:style-name="P13"/>
      <text:list text:continue-numbering="true" text:style-name="L1">
        <text:list-item>
          <text:p text:style-name="P5">Outliers</text:p>
        </text:list-item>
      </text:list>
      <text:p text:style-name="P17">Valores atípicos que se afastam significativamente da maioria dos outros valores em um conjunto de dados. Exemplo: <text:span text:style-name="T8">e</text:span>m um conjunto de dados de salários de funcionários de uma empresa, um salário muito mais alto do que os demais pode ser considerado um outlier.</text:p>
      <text:p text:style-name="P13"/>
      <text:p text:style-name="P13"/>
      <text:p text:style-name="P13"/>
      <text:list text:continue-numbering="true" text:style-name="L1">
        <text:list-item>
          <text:p text:style-name="P5">Probabilidade</text:p>
        </text:list-item>
      </text:list>
      <text:p text:style-name="P17">Uma medida numérica da chance de que um evento ocorra, variando de 0 a 1, onde 0 significa impossibilidade e 1 significa certeza.</text:p>
      <text:p text:style-name="P13"/>
      <text:p text:style-name="P13"/>
      <text:p text:style-name="P13"/>
      <text:list text:continue-numbering="true" text:style-name="L1">
        <text:list-item>
          <text:p text:style-name="P5"><text:span text:style-name="T1">Teorema de Bayes</text:span></text:p>
        </text:list-item>
      </text:list>
      <text:p text:style-name="P17">Uma teoria estatística que descreve a probabilidade de um evento, baseado em conhecimento prévio de condições que podem estar relacionadas ao evento. É fundamental em estatística, especialmente em inferência estatística e aprendizado de máquina, onde é usado para atualizar a probabilidade de uma hipótese à luz de novas evidênci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55:30.886962358</meta:creation-date>
    <dc:date>2024-04-19T19:08:50.867314262</dc:date>
    <meta:editing-duration>PT5M7S</meta:editing-duration>
    <meta:editing-cycles>1</meta:editing-cycles>
    <meta:document-statistic meta:table-count="0" meta:image-count="0" meta:object-count="0" meta:page-count="2" meta:paragraph-count="28" meta:word-count="444" meta:character-count="2817" meta:non-whitespace-character-count="2422"/>
    <meta:generator>LibreOffice/7.6.5.2$Linux_X86_64 LibreOffice_project/60$Build-2</meta:generator>
  </office:meta>
</office:document-meta>
</file>